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898in"/>
    </style:style>
    <style:style style:name="co3" style:family="table-column">
      <style:table-column-properties fo:break-before="auto" style:column-width="2.3555in"/>
    </style:style>
    <style:style style:name="co4" style:family="table-column">
      <style:table-column-properties fo:break-before="auto" style:column-width="3.9571in"/>
    </style:style>
    <style:style style:name="co5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>
      <style:text-properties style:font-name="Calibri"/>
    </style:style>
    <style:style style:name="ce10" style:family="table-cell" style:parent-style-name="Default"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name-asian="Calibr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fo:background-color="transparent"/>
      <style:text-properties style:font-name="Calibri"/>
    </style:style>
    <style:style style:name="ce13" style:family="table-cell" style:parent-style-name="Default">
      <style:table-cell-properties fo:background-color="transparent" fo:border="none"/>
      <style:text-properties style:font-name="Calibri"/>
    </style:style>
    <style:style style:name="ce14" style:family="table-cell" style:parent-style-name="Default" style:data-style-name="N104">
      <style:text-properties style:font-name="Calibri"/>
    </style:style>
    <style:style style:name="ce15" style:family="table-cell" style:parent-style-name="Default" style:data-style-name="N104"/>
    <style:style style:name="ce16" style:family="table-cell" style:parent-style-name="Default" style:data-style-name="N104">
      <style:table-cell-properties fo:background-color="transparent"/>
      <style:text-properties style:font-name="Calibri" fo:font-size="11pt" style:font-size-asian="11pt" style:font-size-complex="11pt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default-cell-style-name="ce15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RL</text:p>
          </table:table-cell>
          <table:table-cell table:style-name="ce1" table:number-columns-repeated="2"/>
          <table:table-cell table:style-name="ce11" table:number-columns-repeated="2"/>
          <table:table-cell table:style-name="ce1" table:number-columns-repeated="1015"/>
        </table:table-row>
        <table:table-row table:style-name="ro2">
          <table:table-cell table:style-name="ce1" office:value-type="string">
            <text:p>C1, C3, C4</text:p>
          </table:table-cell>
          <table:table-cell table:style-name="ce1" office:value-type="string">
            <text:p>22uF</text:p>
          </table:table-cell>
          <table:table-cell table:style-name="ce1" office:value-type="string">
            <text:p>C_1206_3216Metric</text:p>
          </table:table-cell>
          <table:table-cell table:style-name="ce1" office:value-type="float" office:value="3">
            <text:p>3</text:p>
          </table:table-cell>
          <table:table-cell table:style-name="ce4" office:value-type="string">
            <text:p>https://www.digikey.ca/en/products/detail/samsung-electro-mechanics/CL31A226KAHNNNE/3888705</text:p>
          </table:table-cell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C5, C6</text:p>
          </table:table-cell>
          <table:table-cell table:style-name="ce1" office:value-type="string">
            <text:p>0.01 uF</text:p>
          </table:table-cell>
          <table:table-cell table:style-name="ce1" office:value-type="string">
            <text:p>C_1206_3216Metric</text:p>
          </table:table-cell>
          <table:table-cell table:style-name="ce1" office:value-type="float" office:value="2">
            <text:p>2</text:p>
          </table:table-cell>
          <table:table-cell table:style-name="ce5" office:value-type="string">
            <text:p>https://www.digikey.ca/en/products/detail/walsin-technology-corporation/1206B103J500CT/9355096</text:p>
          </table:table-cell>
          <table:table-cell table:style-name="ce10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C2</text:p>
          </table:table-cell>
          <table:table-cell table:style-name="ce1" office:value-type="string">
            <text:p>100nF</text:p>
          </table:table-cell>
          <table:table-cell table:style-name="ce1" office:value-type="string">
            <text:p>C_1206_3216Metric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ttps://www.digikey.ca/en/products/detail/samsung-electro-mechanics/CL31B104KBCNNNC/3886675</text:p>
          </table:table-cell>
          <table:table-cell table:style-name="ce10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L1</text:p>
          </table:table-cell>
          <table:table-cell table:style-name="ce1" office:value-type="string">
            <text:p>4.7uH</text:p>
          </table:table-cell>
          <table:table-cell table:style-name="ce1" office:value-type="string">
            <text:p>L_1210_3225Metric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ttps://www.digikey.ca/en/products/detail/tdk-corporation/BCL322520RT-4R7M-D/15849704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1" office:value-type="string">
            <text:p>D2, D3</text:p>
          </table:table-cell>
          <table:table-cell table:style-name="ce1" office:value-type="string">
            <text:p>General_Purpose_Diode</text:p>
          </table:table-cell>
          <table:table-cell table:style-name="ce1" office:value-type="string">
            <text:p>D_DO-35_SOD27_P7.62mm_Horizontal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onsemi/1N914B/978757</text:p>
          </table:table-cell>
          <table: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D1</text:p>
          </table:table-cell>
          <table:table-cell table:style-name="ce1" office:value-type="string">
            <text:p>WS2812B_5050</text:p>
          </table:table-cell>
          <table:table-cell table:style-name="ce1" office:value-type="string">
            <text:p>WS2812-5050-4PIN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sparkfun-electronics/COM-16347/11630204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U2, U5</text:p>
          </table:table-cell>
          <table:table-cell table:style-name="ce1" office:value-type="string">
            <text:p>TCMT1100</text:p>
          </table:table-cell>
          <table:table-cell table:style-name="ce1" office:value-type="string">
            <text:p>SOP-4_4.4x2.6mm_P1.27mm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vishay-semiconductor-opto-division/TCMT1100/1738630</text:p>
          </table:table-cell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U3, U4</text:p>
          </table:table-cell>
          <table:table-cell table:style-name="ce1" office:value-type="string">
            <text:p>MAX6675ISA+</text:p>
          </table:table-cell>
          <table:table-cell table:style-name="ce1" office:value-type="string">
            <text:p>SOIC127P600X175-8N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maxim-integrated/MAX6675ISA/1513517</text:p>
          </table:table-cell>
          <table:table-cell table:style-name="ce9"/>
          <table:table-cell table:style-name="ce11"/>
          <table:table-cell table:style-name="ce16"/>
          <table:table-cell table:number-columns-repeated="1016"/>
        </table:table-row>
        <table:table-row table:style-name="ro2">
          <table:table-cell table:style-name="ce1" office:value-type="string">
            <text:p>U1</text:p>
          </table:table-cell>
          <table:table-cell table:style-name="ce1" office:value-type="string">
            <text:p>AP63205</text:p>
          </table:table-cell>
          <table:table-cell table:style-name="ce1" office:value-type="string">
            <text:p>TSOT-23-6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ttps://www.digikey.ca/en/products/detail/diodes-incorporated/AP63205WU-7/9858424</text:p>
          </table:table-cell>
          <table:table-cell table:style-name="ce11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F1, F2</text:p>
          </table:table-cell>
          <table:table-cell table:style-name="ce1" office:value-type="string">
            <text:p>10A</text:p>
          </table:table-cell>
          <table:table-cell table:style-name="ce1" office:value-type="string">
            <text:p>Glass Fuse Clip x2 (5x20MM)</text:p>
          </table:table-cell>
          <table:table-cell table:style-name="ce1" office:value-type="float" office:value="4">
            <text:p>4</text:p>
          </table:table-cell>
          <table:table-cell table:style-name="ce6" office:value-type="string">
            <text:p>https://www.digikey.ca/en/products/detail/bel-fuse-inc/5ST-10-R/1009028</text:p>
          </table:table-cell>
          <table: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A1</text:p>
          </table:table-cell>
          <table:table-cell table:style-name="ce1" office:value-type="string">
            <text:p>Arduino_Nano_v3.x</text:p>
          </table:table-cell>
          <table:table-cell table:style-name="ce1" office:value-type="string">
            <text:p>Arduino_Nano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amazon.ca/ELEGOO-Arduino-ATmega328P-Without-Compatible/dp/B0713XK923/ref=d_pd_sbs_sccl_4_1/134-7485233-4487145?pd_rd_w=kNnqQ&amp;content-id=amzn1.sym.b35f7e0d-2e69-4a5a-a19e-76ee06774581&amp;pf_rd_p=b35f7e0d-2e69-4a5a-a19e-76ee06774581&amp;pf_rd_r=WT045AV</text:p>
          </table:table-cell>
          <table:table-cell table:number-columns-spanned="1" table:number-rows-spanned="2"/>
          <table:table-cell table:style-name="ce12"/>
          <table:table-cell table:number-columns-repeated="1017"/>
        </table:table-row>
        <table:table-row table:style-name="ro2">
          <table:table-cell table:style-name="ce1" office:value-type="string">
            <text:p>FB1, FB2, FB3, FB4</text:p>
          </table:table-cell>
          <table:table-cell table:style-name="ce1" office:value-type="string">
            <text:p>Ferrite_Bead_Small</text:p>
          </table:table-cell>
          <table:table-cell table:style-name="ce1" office:value-type="string">
            <text:p>R_1206_3216Metric</text:p>
          </table:table-cell>
          <table:table-cell table:style-name="ce1" office:value-type="float" office:value="4">
            <text:p>4</text:p>
          </table:table-cell>
          <table:table-cell table:style-name="ce6" office:value-type="string">
            <text:p>https://www.digikey.ca/en/products/detail/w%C3%BCrth-elektronik/74279215/1639033</text:p>
          </table:table-cell>
          <table:covered-table-cell/>
          <table:table-cell table:style-name="ce13"/>
          <table:table-cell table:number-columns-repeated="1017"/>
        </table:table-row>
        <table:table-row table:style-name="ro2">
          <table:table-cell table:style-name="ce1" office:value-type="string">
            <text:p>K1, K2</text:p>
          </table:table-cell>
          <table:table-cell table:style-name="ce1" office:value-type="string">
            <text:p>G5Q-1</text:p>
          </table:table-cell>
          <table:table-cell table:style-name="ce1" office:value-type="string">
            <text:p>Relay_SPDT_Omron-G5Q-1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omron-electronics-inc-emc-div/G5Q-14-DC12/355243</text:p>
          </table:table-cell>
          <table:table-cell table:number-columns-spanned="1" table:number-rows-spanned="2"/>
          <table:table-cell table:style-name="ce9"/>
          <table:table-cell table:number-columns-repeated="2"/>
          <table:table-cell table:style-name="ce15"/>
          <table:table-cell table:number-columns-repeated="1014"/>
        </table:table-row>
        <table:table-row table:style-name="ro2">
          <table:table-cell table:style-name="ce1" office:value-type="string">
            <text:p>HS1</text:p>
          </table:table-cell>
          <table:table-cell table:style-name="ce1" office:value-type="string">
            <text:p>Heatsink_Pad (optional)</text:p>
          </table:table-cell>
          <table:table-cell table:style-name="ce1" office:value-type="string">
            <text:p>Thermal Pad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assmann-wsw-components/V2017B/3511410</text:p>
          </table:table-cell>
          <table:covered-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J4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3.5mm_H_ENDCAP_PC</text:p>
          </table:table-cell>
          <table:table-cell table:style-name="ce2" office:value-type="string" table:number-columns-spanned="1" table:number-rows-spanned="2">
            <text:p>1 (4x)</text:p>
          </table:table-cell>
          <table:table-cell table:style-name="ce7" office:value-type="string" table:number-columns-spanned="1" table:number-rows-spanned="2">
            <text:p>https://www.digikey.ca/en/products/detail/phoenix-contact/1990753/2527254</text:p>
          </table:table-cell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J3, J11, J12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3.5mm_H_PC</text:p>
          </table:table-cell>
          <table:covered-table-cell table:style-name="ce3"/>
          <table:covered-table-cell table:style-name="ce7"/>
          <table:table-cell table:style-name="ce10"/>
          <table:table-cell table:style-name="ce9"/>
          <table:table-cell table:number-columns-repeated="1017"/>
        </table:table-row>
        <table:table-row table:style-name="ro2">
          <table:table-cell table:style-name="ce1" office:value-type="string">
            <text:p>J1</text:p>
          </table:table-cell>
          <table:table-cell table:style-name="ce1" office:value-type="string">
            <text:p>Conn_01x10_Female</text:p>
          </table:table-cell>
          <table:table-cell table:style-name="ce1" office:value-type="string">
            <text:p>PinSocket_1x10_P2.54mm_Horizontal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sullins-connector-solutions/PPTC101LGBN-RC/775904</text:p>
          </table:table-cell>
          <table:table-cell table:style-name="ce10"/>
          <table:table-cell table:style-name="ce9"/>
          <table:table-cell/>
          <table:table-cell table:style-name="ce17"/>
          <table:table-cell table:number-columns-repeated="1015"/>
        </table:table-row>
        <table:table-row table:style-name="ro2">
          <table:table-cell table:style-name="ce1" office:value-type="string">
            <text:p>J2</text:p>
          </table:table-cell>
          <table:table-cell table:style-name="ce1" office:value-type="string">
            <text:p>I2C_01x04</text:p>
          </table:table-cell>
          <table:table-cell table:style-name="ce1" office:value-type="string">
            <text:p>JST_SH_SM04B-SRSS-TB_1x04-1MP_P1.00mm_Horizontal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jst-sales-america-inc/SM04B-SRSS-TB/926710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J6, J7, J8, J9, J10, J13, J14, J15, J16, J17, J18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5mm_H_PC_HVRELAY</text:p>
          </table:table-cell>
          <table:table-cell table:style-name="ce2" office:value-type="string" table:number-columns-spanned="1" table:number-rows-spanned="2">
            <text:p>2 (6x)</text:p>
          </table:table-cell>
          <table:table-cell table:style-name="ce8" office:value-type="string" table:number-columns-spanned="1" table:number-rows-spanned="2">
            <text:p>https://www.digikey.ca/en/products/detail/phoenix-contact/1991011/2527265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J5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5mm_H_ENDCAP_PC_HVRELAY</text:p>
          </table:table-cell>
          <table:covered-table-cell table:style-name="ce3"/>
          <table:covered-table-cell table:style-name="ce8"/>
          <table:table-cell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1" office:value-type="string">
            <text:p>10A</text:p>
          </table:table-cell>
          <table:table-cell table:style-name="ce1" office:value-type="string">
            <text:p>Glass Fuse 5x20m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ttps://www.digikey.ca/en/products/detail/bel-fuse-inc/5ST-10-R/1009028</text:p>
          </table:table-cell>
          <table:table-cell/>
          <table:table-cell table:style-name="ce9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5P0"/>
    </number:currency-style>
    <number:number-style style:name="N146">
      <number:text>$</number:text>
      <number:number number:decimal-places="2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1" number:min-integer-digits="3" number:min-exponent-digits="1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38P0" style:volatile="true" number:language="en" number:country="US">
      <number:number number:decimal-places="0" number:min-integer-digits="1" number:grouping="true"/>
      <number:text> </number:text>
    </number:number-style>
    <number:number-style style:name="N813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8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9P0"/>
    </number:number-style>
    <number:number-style style:name="N8140P0" style:volatile="true" number:language="en" number:country="US">
      <number:number number:decimal-places="2" number:min-integer-digits="1" number:grouping="true"/>
      <number:text> </number:text>
    </number:number-style>
    <number:number-style style:name="N8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40P0"/>
    </number:number-style>
    <number:number-style style:name="N8141P0" style:volatile="true" number:language="en" number:country="US">
      <number:number number:decimal-places="2" number:min-integer-digits="1" number:grouping="true"/>
      <number:text> </number:text>
    </number:number-style>
    <number:number-style style:name="N814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41P0"/>
    </number:number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2P0"/>
    </number:currency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3P0"/>
    </number:currency-style>
    <number:currency-style style:name="N8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4P0"/>
    </number:currency-style>
    <number:currency-style style:name="N8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5P0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6">02/16/2024</text:date>, <text:time>12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Slice" style:display-name="PageStyle_BREAD_Sl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1" style:display-name="PageStyle_BREAD_Sli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2" style:display-name="PageStyle_BREAD_Slic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3" style:display-name="PageStyle_BREAD_Slic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4" style:display-name="PageStyle_BREAD_Slic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5" style:display-name="PageStyle_BREAD_Slic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6" style:display-name="PageStyle_BREAD_Slic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7" style:display-name="PageStyle_BREAD_Slic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_5f_RLHT_5f_R2" style:display-name="PageStyle_BOM_RLHT_R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5H3M12S</meta:editing-duration>
    <meta:editing-cycles>20</meta:editing-cycles>
    <meta:generator>OpenOffice/4.1.15$Win32 OpenOffice.org_project/4115m2$Build-9813</meta:generator>
    <dc:date>2024-02-16T12:13:08.24</dc:date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